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0702" officeooo:paragraph-rsid="00070702"/>
    </style:style>
    <style:style style:name="P2" style:family="paragraph" style:parent-style-name="Standard">
      <style:paragraph-properties fo:text-align="justify" style:justify-single-word="false"/>
      <style:text-properties style:font-name="Liberation Serif" officeooo:rsid="0007cf90" officeooo:paragraph-rsid="000b1ab7"/>
    </style:style>
    <style:style style:name="P3" style:family="paragraph" style:parent-style-name="Heading">
      <style:text-properties officeooo:rsid="00070702" officeooo:paragraph-rsid="00070702"/>
    </style:style>
    <style:style style:name="P4" style:family="paragraph" style:parent-style-name="Heading">
      <style:text-properties officeooo:rsid="000b1ab7" officeooo:paragraph-rsid="000b1ab7"/>
    </style:style>
    <style:style style:name="P5" style:family="paragraph" style:parent-style-name="Text_20_body">
      <style:text-properties officeooo:rsid="00070702" officeooo:paragraph-rsid="00070702"/>
    </style:style>
    <style:style style:name="P6" style:family="paragraph" style:parent-style-name="Text_20_body">
      <style:text-properties officeooo:rsid="0007cf90" officeooo:paragraph-rsid="0007cf90"/>
    </style:style>
    <style:style style:name="P7" style:family="paragraph" style:parent-style-name="Text_20_body">
      <style:paragraph-properties fo:text-align="justify" style:justify-single-word="false"/>
      <style:text-properties officeooo:rsid="0007cf90" officeooo:paragraph-rsid="0007cf90"/>
    </style:style>
    <style:style style:name="P8" style:family="paragraph" style:parent-style-name="Text_20_body">
      <style:paragraph-properties fo:text-align="justify" style:justify-single-word="false"/>
      <style:text-properties style:font-name="Liberation Serif" officeooo:rsid="0007cf90" officeooo:paragraph-rsid="0007cf90"/>
    </style:style>
    <style:style style:name="P9" style:family="paragraph" style:parent-style-name="Text_20_body">
      <style:paragraph-properties fo:text-align="justify" style:justify-single-word="false"/>
      <style:text-properties style:font-name="Liberation Serif" officeooo:rsid="0007cf90" officeooo:paragraph-rsid="00091e50"/>
    </style:style>
    <style:style style:name="P10" style:family="paragraph" style:parent-style-name="Text_20_body">
      <style:paragraph-properties fo:text-align="justify" style:justify-single-word="false"/>
      <style:text-properties style:font-name="Liberation Serif" officeooo:rsid="0007cf90" officeooo:paragraph-rsid="000b1ab7"/>
    </style:style>
    <style:style style:name="P11" style:family="paragraph" style:parent-style-name="Text_20_body">
      <style:paragraph-properties fo:text-align="justify" style:justify-single-word="false"/>
      <style:text-properties style:font-name="Liberation Serif" officeooo:rsid="00091e50" officeooo:paragraph-rsid="00091e50"/>
    </style:style>
    <style:style style:name="P12" style:family="paragraph" style:parent-style-name="Text_20_body">
      <style:paragraph-properties fo:text-align="justify" style:justify-single-word="false"/>
      <style:text-properties style:font-name="Liberation Serif" officeooo:rsid="000b1ab7" officeooo:paragraph-rsid="000b1ab7"/>
    </style:style>
    <style:style style:name="P13" style:family="paragraph" style:parent-style-name="Text_20_body">
      <style:paragraph-properties fo:text-align="justify" style:justify-single-word="false"/>
      <style:text-properties style:font-name="Liberation Serif" officeooo:rsid="000b9083" officeooo:paragraph-rsid="000b9083"/>
    </style:style>
    <style:style style:name="P14" style:family="paragraph" style:parent-style-name="Text_20_body">
      <style:text-properties officeooo:rsid="000b1ab7" officeooo:paragraph-rsid="000b1ab7"/>
    </style:style>
    <style:style style:name="P15" style:family="paragraph" style:parent-style-name="Text_20_body">
      <style:text-properties officeooo:rsid="000b9083" officeooo:paragraph-rsid="000b9083"/>
    </style:style>
    <style:style style:name="P16" style:family="paragraph" style:parent-style-name="Title">
      <style:text-properties officeooo:rsid="00070702" officeooo:paragraph-rsid="00070702"/>
    </style:style>
    <style:style style:name="T1" style:family="text">
      <style:text-properties style:font-name="Tlwg Typist"/>
    </style:style>
    <style:style style:name="T2" style:family="text">
      <style:text-properties style:font-name="Tlwg Typist" officeooo:rsid="00091e50"/>
    </style:style>
    <style:style style:name="T3" style:family="text">
      <style:text-properties officeooo:rsid="000b1ab7"/>
    </style:style>
    <style:style style:name="T4" style:family="text">
      <style:text-properties style:text-underline-style="solid" style:text-underline-width="auto" style:text-underline-color="font-color"/>
    </style:style>
    <style:style style:name="T5" style:family="text">
      <style:text-properties officeooo:rsid="000b9083"/>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rián de la Torre Rodríguez</text:p>
      <text:p text:style-name="P1"/>
      <text:p text:style-name="P16">RESOLUCIÓN DE LAS BOMBAS</text:p>
      <text:p text:style-name="P5"/>
      <text:p text:style-name="P3">BOMBA:<text:tab/>bombaArthurRN</text:p>
      <text:p text:style-name="P5"><text:tab/><text:tab/></text:p>
      <text:p text:style-name="P5">Contraseña:<text:tab/>grlions18</text:p>
      <text:p text:style-name="P6">Código:<text:tab/>216981</text:p>
      <text:p text:style-name="P6"/>
      <text:p text:style-name="P7"><text:tab/>Para averiguar la contraseña abrimos el ddd, si miramos el programa nos damos cuenta de que se hacen comparaciones con 0x3c por encima de ebp en varias partes del programa. Al principio del programa vemos que en esa sección de la pila se guarda una dirección de memoria:</text:p>
      <text:p text:style-name="P7"><text:tab/></text:p>
      <text:p text:style-name="P7"><text:span text:style-name="T1"><text:tab/>0x08048746 &lt;+51&gt;:<text:tab/>movl <text:s text:c="2"/>$0x8048bb9,0x3c(%esp)</text:span></text:p>
      <text:p text:style-name="P7"/>
      <text:p text:style-name="P8">Si hacemos un volcado de memoria de esa dirección:</text:p>
      <text:p text:style-name="P8"><text:tab/></text:p>
      <text:p text:style-name="P8"><text:tab/>Data <text:s text:c="3"/>&gt; <text:s text:c="3"/>Memory</text:p>
      <text:p text:style-name="P8"><text:tab/>1<text:tab/> string <text:s text:c="3"/>bytes <text:s text:c="3"/>from: <text:s text:c="3"/>0x8048bb9</text:p>
      <text:p text:style-name="P8"/>
      <text:p text:style-name="P8">Obtenemos:</text:p>
      <text:p text:style-name="P8"/>
      <text:p text:style-name="P8"><text:tab/><text:span text:style-name="T1">0x8048bb9:<text:tab/>“grlions18”</text:span></text:p>
      <text:p text:style-name="P8"/>
      <text:p text:style-name="P8">Esa es la contraseña.</text:p>
      <text:p text:style-name="P8"/>
      <text:p text:style-name="P8">Para averiguar el código hay que irse a la instrucción del programa:</text:p>
      <text:p text:style-name="P8"/>
      <text:p text:style-name="P9"><text:tab/><text:span text:style-name="T2">0x0804896e &lt;+603&gt;:<text:tab/>cmp <text:s text:c="3"/>%eax,%edx</text:span></text:p>
      <text:p text:style-name="P9"/>
      <text:p text:style-name="P11"><text:soft-page-break/>Y establecemos allí un breakpoint. Una vez estemos en esa dirección pulsamos:</text:p>
      <text:p text:style-name="P11"><text:tab/></text:p>
      <text:p text:style-name="P11"><text:tab/>Status <text:s text:c="2"/>&gt; <text:s text:c="3"/>Registers</text:p>
      <text:p text:style-name="P11"/>
      <text:p text:style-name="P11">Y vemos que en eax esta el numero en decimal:<text:tab/><text:span text:style-name="T1">216981</text:span></text:p>
      <text:p text:style-name="P11">Ese es nuestro código.</text:p>
      <text:p text:style-name="P11"/>
      <text:p text:style-name="P11"><text:tab/>Para cambiar el código y la contraseña abro el ghex y busco “grlions18”, en la parte resaltada en rojo escribo encima la nueva contraseña, que en este caso será: <text:s/>“TePasaste”. Por otro lado busco el código en hexadecimal “34F95” que pasado a little endian es: “95 4F 03”. Una vez encontrado escribo encima el c<text:span text:style-name="T5">ó</text:span>digo nuevo: <text:s/>“123456” que en little endian es: “40 E2 01”.</text:p>
      <text:p text:style-name="P11"/>
      <text:p text:style-name="P11"/>
      <text:p text:style-name="P4">MI BOMBA:<text:tab/>bombaAdriandelaTorreRodriguez26.zip</text:p>
      <text:p text:style-name="P14"/>
      <text:p text:style-name="P15">Contraseña:<text:tab/>sergiosam</text:p>
      <text:p text:style-name="P15">Código:<text:tab/>7899</text:p>
      <text:p text:style-name="P14"/>
      <text:p text:style-name="P14"><text:tab/>Como la contraseña esta almacenada en un array cuyos elementos con índice primo son caracteres de la contraseña, accedo a ese array volcando la memoria:</text:p>
      <text:p text:style-name="P14"/>
      <text:p text:style-name="P2"><text:tab/>Data <text:s text:c="3"/>&gt; <text:s text:c="3"/>Memory</text:p>
      <text:p text:style-name="P10"><text:tab/>1<text:tab/> string <text:s text:c="3"/>bytes <text:s text:c="3"/>from: <text:s text:c="2"/><text:span text:style-name="T3">0x0804a040</text:span></text:p>
      <text:p text:style-name="P10"/>
      <text:p text:style-name="P12">Obtengo:</text:p>
      <text:p text:style-name="P12"/>
      <text:p text:style-name="P12"><text:tab/><text:span text:style-name="T1">“atseursgsowiyoghzsqalkkmqwfrh\n”</text:span></text:p>
      <text:p text:style-name="P12"/>
      <text:p text:style-name="P12">Cogiendo los caracteres que <text:span text:style-name="T6">están</text:span> en una posición con índice primo sale la contraseña:</text:p>
      <text:p text:style-name="P12"/>
      <text:p text:style-name="P12"><text:tab/><text:span text:style-name="T1">“sergiosam”</text:span></text:p>
      <text:p text:style-name="P12"/>
      <text:p text:style-name="P12"><text:soft-page-break/>Para obtener el código <text:span text:style-name="T5">hay que poner un breakpoint en la instrucción:</text:span></text:p>
      <text:p text:style-name="P12"><text:tab/></text:p>
      <text:p text:style-name="P13"><text:s/><text:tab/><text:span text:style-name="T1">0x0804896e &lt;+603&gt;:<text:tab/>cmp <text:s text:c="3"/>%eax,%edx</text:span></text:p>
      <text:p text:style-name="P13"/>
      <text:p text:style-name="P13">Aquí se comparan el código válido y el que se ha introducido. Una vez llegamos a este punto miramos los registros y vemos que eax vale: “7899”.</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0T16:55:12.869893452</meta:creation-date>
    <meta:generator>LibreOffice/4.2.8.2$Linux_X86_64 LibreOffice_project/420m0$Build-2</meta:generator>
    <dc:date>2015-12-20T18:54:56.243589709</dc:date>
    <meta:editing-duration>PT28M54S</meta:editing-duration>
    <meta:editing-cycles>2</meta:editing-cycles>
    <meta:document-statistic meta:table-count="0" meta:image-count="0" meta:object-count="0" meta:page-count="3" meta:paragraph-count="38" meta:word-count="302" meta:character-count="1926" meta:non-whitespace-character-count="1590"/>
  </office:meta>
</office:document-meta>
</file>